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4f0d7" officeooo:paragraph-rsid="0004f0d7"/>
    </style:style>
    <style:style style:name="P3" style:family="paragraph" style:parent-style-name="Standard">
      <style:paragraph-properties fo:text-align="start" style:justify-single-word="false"/>
      <style:text-properties officeooo:rsid="0004f0d7" officeooo:paragraph-rsid="0004f0d7"/>
    </style:style>
    <style:style style:name="P4" style:family="paragraph" style:parent-style-name="Standard">
      <style:paragraph-properties fo:text-align="center" style:justify-single-word="false"/>
      <style:text-properties fo:font-size="18pt" officeooo:rsid="0004f0d7" officeooo:paragraph-rsid="0004f0d7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rsid="0006f07c" officeooo:paragraph-rsid="0006f07c"/>
    </style:style>
    <style:style style:name="P6" style:family="paragraph" style:parent-style-name="Standard">
      <style:paragraph-properties fo:text-align="start" style:justify-single-word="false"/>
      <style:text-properties officeooo:rsid="00083a65" officeooo:paragraph-rsid="00083a65"/>
    </style:style>
    <style:style style:name="P7" style:family="paragraph" style:parent-style-name="Standard">
      <style:paragraph-properties fo:text-align="start" style:justify-single-word="false"/>
      <style:text-properties officeooo:rsid="0004f0d7" officeooo:paragraph-rsid="0004f0d7"/>
    </style:style>
    <style:style style:name="P8" style:family="paragraph" style:parent-style-name="Standard">
      <style:paragraph-properties fo:text-align="start" style:justify-single-word="false"/>
      <style:text-properties officeooo:rsid="000a128e" officeooo:paragraph-rsid="0008f17f"/>
    </style:style>
    <style:style style:name="P9" style:family="paragraph" style:parent-style-name="Standard">
      <style:paragraph-properties fo:text-align="start" style:justify-single-word="false"/>
      <style:text-properties officeooo:rsid="000d6692" officeooo:paragraph-rsid="0008f17f"/>
    </style:style>
    <style:style style:name="P10" style:family="paragraph" style:parent-style-name="Standard">
      <style:paragraph-properties fo:text-align="start" style:justify-single-word="false"/>
      <style:text-properties officeooo:rsid="0006f07c" officeooo:paragraph-rsid="0008f17f"/>
    </style:style>
    <style:style style:name="P11" style:family="paragraph" style:parent-style-name="Standard">
      <style:paragraph-properties fo:text-align="start" style:justify-single-word="false"/>
      <style:text-properties officeooo:rsid="0008f17f" officeooo:paragraph-rsid="0008f17f"/>
    </style:style>
    <style:style style:name="P12" style:family="paragraph" style:parent-style-name="Standard">
      <style:paragraph-properties fo:text-align="start" style:justify-single-word="false"/>
      <style:text-properties officeooo:rsid="000bf121" officeooo:paragraph-rsid="000bf121"/>
    </style:style>
    <style:style style:name="T1" style:family="text">
      <style:text-properties officeooo:rsid="0005276e"/>
    </style:style>
    <style:style style:name="T2" style:family="text">
      <style:text-properties officeooo:rsid="000c0b7d"/>
    </style:style>
    <style:style style:name="T3" style:family="text">
      <style:text-properties officeooo:rsid="0008f17f"/>
    </style:style>
    <style:style style:name="T4" style:family="text">
      <style:text-properties officeooo:rsid="000a1a09"/>
    </style:style>
    <style:style style:name="T5" style:family="text">
      <style:text-properties officeooo:rsid="000bf121"/>
    </style:style>
    <style:style style:name="T6" style:family="text">
      <style:text-properties officeooo:rsid="000db3d7"/>
    </style:style>
    <style:style style:name="T7" style:family="text">
      <style:text-properties officeooo:rsid="000f3cff"/>
    </style:style>
    <style:style style:name="T8" style:family="text">
      <style:text-properties officeooo:rsid="0016ea06"/>
    </style:style>
    <style:style style:name="T9" style:family="text">
      <style:text-properties officeooo:rsid="0018ccd2"/>
    </style:style>
    <style:style style:name="T10" style:family="text">
      <style:text-properties officeooo:rsid="0020dd58"/>
    </style:style>
    <style:style style:name="T11" style:family="text">
      <style:text-properties officeooo:rsid="002223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ata Communications and Networking</text:p>
      <text:p text:style-name="P2"/>
      <text:p text:style-name="P2">Brett Dziedzic, Darren Bartel, Gideon Richter, Michelle 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Scenario #1</text:p>
      <text:p text:style-name="P3"/>
      <text:p text:style-name="P3">- figuring out optimal way of deriving parity bit from ASCII summation.</text:p>
      <text:p text:style-name="P3">- implementing a listener for event driven programming.</text:p>
      <text:p text:style-name="P3">- <text:span text:style-name="T1">Figuring out the best way to parse and break-up file to be sent across the socket to the client.</text:span></text:p>
      <text:p text:style-name="P3">- <text:span text:style-name="T1">reassembling the file correctly as it is received.</text:span></text:p>
      <text:p text:style-name="P3">- <text:span text:style-name="T1">knowing when a socket is done transmitting and knowing when to disconnect.</text:span></text:p>
      <text:p text:style-name="P3">- <text:span text:style-name="T1">designing how the classes work together to make it as easy as possible to extend this for hyper-threading scenario.</text:span></text:p>
      <text:p text:style-name="P3"/>
      <text:p text:style-name="P9">General Design</text:p>
      <text:p text:style-name="P10"/>
      <text:p text:style-name="P8">The file server is created by passing a port number to the server program from the command line. From there, two sockets are created for handling client requests; the first socket is the server socket listening for client connections on the specified port, and the second is the acknowledgment socket listening for new acknowledgment requests. <text:span text:style-name="T2">The acknowledgment socket always listens to the port number immediately above the server socket (Ex. 3000, and 3001).</text:span></text:p>
      <text:p text:style-name="P8"/>
      <text:p text:style-name="P8">A client is created by passing a port number and host name to to client program from the command line. <text:span text:style-name="T2">It creates two sockets, one for receiving text, and the other for sending acknowledgment responses to the server. If the server is listening, it sends a file 64 characters at a time until it is exhausted. The same file is transferred every time a client connects. </text:span></text:p>
      <text:p text:style-name="P8"/>
      <text:p text:style-name="P11">Data Format </text:p>
      <text:p text:style-name="P11"/>
      <text:p text:style-name="P10"><text:span text:style-name="T5">Chunks of 64 characters are provided to the server by a class within fileParser.cpp. The parity bit for this chunk of text is generated by a class within generator.cpp, which converts</text:span> <text:span text:style-name="T10">the</text:span> string into <text:span text:style-name="T6">its ASCII sum and</text:span> <text:span text:style-name="T3">uses </text:span>a common algorithm for parity pit generatio<text:span text:style-name="T11">n.</text:span> This <text:span text:style-name="T6">functionality is</text:span> included <text:span text:style-name="T6">within</text:span> both the client and <text:span text:style-name="T11">the </text:span>server. <text:span text:style-name="T7">The parity bit is prepended to the frame like a header, which is removed and validated when received by the client by running the same algorithm.</text:span></text:p>
      <text:p text:style-name="P10"/>
      <text:p text:style-name="P10"><text:span text:style-name="T4">Server side, we facilitate the requirement of randomly failing parity validation by using the math library’s rand()</text:span> <text:span text:style-name="T3">function </text:span>to generate a random number between one and five <text:span text:style-name="T3">and a frame counter. If the random number matches the current frame number, the parity bit is flipped before transmission to</text:span> simulate an error. <text:span text:style-name="T3">Upon receiving a frame with a flipped parity bit, the client will respond with a NAK to request a re-transmission of the ‘damaged’ frame. A sequence counter exists on the server which only increments if an ACK is received from the client. This way, if a NAK is received, new data is not grabbed from the file parser and the same data is resent with a properly generated parity bit. Although it is is possible that two subsequent random numbers [5 → 1] will cause the server to mangle the parity bit twice in a row, this does not effect the protocol.</text:span></text:p>
      <text:p text:style-name="P10"/>
      <text:p text:style-name="P12">When the entire file <text:span text:style-name="T8">has </text:span>been transferred, the server will send END_TRANSMISSION (“01111110”), which will cause the client to disconnect from <text:span text:style-name="T9">the active sockets.</text:span></text:p>
      <text:p text:style-name="P12"/>
      <text:p text:style-name="P12">Challenges</text:p>
      <text:p text:style-name="P5"/>
      <text:p text:style-name="P6">Challenges were greatest when considering how to handle framing of the irregular data file. Because <text:soft-page-break/>the proper lines must be output intact by the receiver, but only permitted to use a maximum frame of 64 chars, a litany of issues arose. We decided to create a frame handling class with a single fstream variable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enario #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Dziedzic</meta:initial-creator>
    <meta:creation-date>2018-11-13T18:05:28.567860844</meta:creation-date>
    <dc:date>2018-12-01T17:51:30.192057597</dc:date>
    <meta:editing-duration>PT51M52S</meta:editing-duration>
    <meta:editing-cycles>27</meta:editing-cycles>
    <meta:generator>LibreOffice/6.0.6.2$Linux_X86_64 LibreOffice_project/00m0$Build-2</meta:generator>
    <meta:document-statistic meta:table-count="0" meta:image-count="0" meta:object-count="0" meta:page-count="3" meta:paragraph-count="19" meta:word-count="556" meta:character-count="3272" meta:non-whitespace-character-count="2732"/>
  </office:meta>
</office:document-meta>
</file>